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8fa2" officeooo:paragraph-rsid="00178fa2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ac1a" officeooo:paragraph-rsid="0018ac1a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8fa2" style:font-size-asian="18pt" style:font-style-asian="normal" style:font-weight-asian="normal" style:font-size-complex="18pt"/>
    </style:style>
    <style:style style:name="T5" style:family="text">
      <style:text-properties officeooo:rsid="00178f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he People’s Assembly, convening on the 18th of </text:span><text:span text:style-name="T4">November</text:span><text:span text:style-name="T3"> 2020 under the </text:span><text:span text:style-name="T4">32nd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debate the anthem of the PA and possibly change it.</text:p>
      <text:p text:style-name="P1"/>
      <text:p text:style-name="P1">And proceeds.</text:p>
      <text:p text:style-name="P1"/>
      <text:p text:style-name="P1">Signed by,</text:p>
      <text:p text:style-name="P4">LabourIsCool</text:p>
      <text:p text:style-name="P5">eldegron</text:p>
      <text:p text:style-name="P4">RedPanda_4</text:p>
      <text:p text:style-name="P5">CommissarChenkov</text:p>
      <text:p text:style-name="P5">RobbeThola</text:p>
      <text:p text:style-name="P1"/>
      <text:p text:style-name="P1"/>
      <text:p text:style-name="P1"/>
      <text:p text:style-name="Standard"><text:span text:style-name="T1">[</text:span><text:span text:style-name="T2">Motion 32-2: To change the official anthem of the People’s Assembly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18T17:10:51.375684745</dc:date>
    <meta:editing-duration>PT1M51S</meta:editing-duration>
    <meta:editing-cycles>4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11" meta:word-count="55" meta:character-count="359" meta:non-whitespace-character-count="315"/>
  </office:meta>
</office:document-meta>
</file>